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8.888cm"/>
    </style:style>
    <style:style style:name="co3" style:family="table-column">
      <style:table-column-properties fo:break-before="auto" style:column-width="11.01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17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00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 style:font-name-complex="Cabrila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>
      <style:text-properties style:font-name="Liberation Sans" style:font-name-complex="Calibri"/>
    </style:style>
    <style:style style:name="ce24" style:family="table-cell" style:parent-style-name="Default">
      <style:text-properties style:use-window-font-color="true"/>
    </style:style>
    <style:style style:name="ce27" style:family="table-cell" style:parent-style-name="Default">
      <style:text-properties style:font-name-complex="Cabrila"/>
    </style:style>
    <style:style style:name="ce10" style:family="table-cell" style:parent-style-name="Default">
      <style:text-properties style:font-name="Arial" style:font-name-complex="Arial"/>
    </style:style>
    <style:style style:name="T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BRIL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1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Report</text:p>
          </table:table-cell>
          <table:table-cell table:style-name="ce11" office:value-type="string" calcext:value-type="string">
            <text:p>Data From (Screen)</text:p>
          </table:table-cell>
          <table:table-cell table:style-name="ce11" office:value-type="string" calcext:value-type="string">
            <text:p>Job ID</text:p>
          </table:table-cell>
          <table:table-cell table:style-name="ce11" office:value-type="string" calcext:value-type="string">
            <text:p>Doc Type</text:p>
          </table:table-cell>
          <table:table-cell table:style-name="ce11" office:value-type="string" calcext:value-type="string">
            <text:p>HQ/ROW</text:p>
          </table:table-cell>
          <table:table-cell table:style-name="ce11" office:value-type="string" calcext:value-type="string">
            <text:p>Doc Format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Usage</text:p>
          </table:table-cell>
          <table:table-cell table:style-name="ce11" table:number-columns-repeated="1015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Accounting fact daily</text:p>
          </table:table-cell>
          <table:table-cell office:value-type="string" calcext:value-type="string">
            <text:p>Material Management, AP Invoice, AR Invoice, Standard</text:p>
            <text:p>AR Receipt, AP Payment, Cash/Payments, Manual</text:p>
          </table:table-cell>
          <table:table-cell table:number-columns-repeated="5"/>
          <table:table-cell office:value-type="string" calcext:value-type="string">
            <text:p>Shows the list of posting in every account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Aging</text:p>
          </table:table-cell>
          <table:table-cell office:value-type="string" calcext:value-type="string">
            <text:p>manage invoice</text:p>
          </table:table-cell>
          <table:table-cell table:number-columns-repeated="5"/>
          <table:table-cell office:value-type="string" calcext:value-type="string">
            <text:p>Shows the list of invoices which are not paid or partially paid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AP Aging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AP Aging_VAS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Cash account Summary report</text:p>
          </table:table-cell>
          <table:table-cell table:style-name="ce24"/>
          <table:table-cell table:number-columns-repeated="2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Cash Advance Aging Report(NTA Payment AP)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CIP Register Report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CIP Register Report VAS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Closing Inventory By Branch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branch, Warehouse Type and total quantity with each products total price.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Closing Inventory By Company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Warehouse Type and total quantity with each products total price for all branc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GS adjustment from FIFO to Net cost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Consignment Report</text:p>
          </table:table-cell>
          <table:table-cell office:value-type="string" calcext:value-type="string">
            <text:p>Consignment Order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ibution% SG&amp;A Report</text:p>
            <text:p/>
          </table:table-cell>
          <table:table-cell office:value-type="string" calcext:value-type="string">
            <text:p>SO with doc type as SG&amp;A</text:p>
          </table:table-cell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percentage of contribution by product category when the so doc type is SG&amp;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1 Mapping Report</text:p>
          </table:table-cell>
          <table:table-cell table:number-columns-repeated="6"/>
          <table:table-cell office:value-type="string" calcext:value-type="string">
            <text:p>Shows the list of Account Element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Daily sales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ily Summary Sales</text:p>
          </table:table-cell>
          <table:table-cell/>
          <table:table-cell office:value-type="string" calcext:value-type="string">
            <text:p>605–6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ail Ap Report</text:p>
          </table:table-cell>
          <table:table-cell table:number-columns-repeated="6"/>
          <table:table-cell office:value-type="string" calcext:value-type="string">
            <text:p>show the outstanding for the ap invoice, when fully paid it will not show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Shows VAS Local Currency and Final GAAP Balance for accou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tail d11 Report New</text:p>
          </table:table-cell>
          <table:table-cell table:number-columns-repeated="6"/>
          <table:table-cell office:value-type="string" calcext:value-type="string">
            <text:p>Shows HFM code, HFM Account description, GAAP Balance month, GAAP Final GAAP Balance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Document status report</text:p>
          </table:table-cell>
          <table:table-cell office:value-type="string" calcext:value-type="string">
            <text:p>SO, Invoice, DO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office:value-type="string" calcext:value-type="string">
            <text:p>SO, AR, BR</text:p>
          </table:table-cell>
          <table:table-cell/>
          <table:table-cell office:value-type="string" calcext:value-type="string">
            <text:p>Shows the SO, Invoice, DO transactions when the status is not completed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DSO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ernal Revenue Package</text:p>
          </table:table-cell>
          <table:table-cell table:number-columns-repeated="6"/>
          <table:table-cell office:value-type="string" calcext:value-type="string">
            <text:p>Shows the list of sales from AR invoice for package produ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ternal Revenue Report</text:p>
          </table:table-cell>
          <table:table-cell table:number-columns-repeated="6"/>
          <table:table-cell office:value-type="string" calcext:value-type="string">
            <text:p>Shows the list of sales from AR invoice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FA Disposal Writeoff Report</text:p>
          </table:table-cell>
          <table:table-cell table:style-name="ce27" office:value-type="string" calcext:value-type="string">
            <text:p>FA Disposal Writeoff</text:p>
          </table:table-cell>
          <table:table-cell/>
          <table:table-cell table:style-name="ce27" office:value-type="string" calcext:value-type="string">
            <text:p>FA Writeoff</text:p>
          </table:table-cell>
          <table:table-cell table:style-name="ce27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FA Disposal Writeoff Report</text:p>
          </table:table-cell>
          <table:table-cell table:style-name="ce27" office:value-type="string" calcext:value-type="string">
            <text:p>FA Disposal Writeoff</text:p>
          </table:table-cell>
          <table:table-cell/>
          <table:table-cell table:style-name="ce27" office:value-type="string" calcext:value-type="string">
            <text:p>FA Disposal</text:p>
          </table:table-cell>
          <table:table-cell table:style-name="ce27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FA Disposal Writeoff Report VAS</text:p>
          </table:table-cell>
          <table:table-cell table:style-name="ce17" office:value-type="string" calcext:value-type="string">
            <text:p>FA Disposal Writeoff</text:p>
          </table:table-cell>
          <table:table-cell/>
          <table:table-cell table:style-name="ce17" office:value-type="string" calcext:value-type="string">
            <text:p>FA Writeoff</text:p>
          </table:table-cell>
          <table:table-cell table:style-name="ce17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s VAS Ticked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FA Disposal Writeoff Report VAS</text:p>
          </table:table-cell>
          <table:table-cell table:style-name="ce17" office:value-type="string" calcext:value-type="string">
            <text:p>FA Disposal Writeoff </text:p>
          </table:table-cell>
          <table:table-cell/>
          <table:table-cell table:style-name="ce17" office:value-type="string" calcext:value-type="string">
            <text:p>FA Disposal</text:p>
          </table:table-cell>
          <table:table-cell table:style-name="ce17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Is VAS Ticked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FA Register Report</text:p>
          </table:table-cell>
          <table:table-cell office:value-type="string" calcext:value-type="string">
            <text:p>FA Register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FA Register Report VAS</text:p>
          </table:table-cell>
          <table:table-cell office:value-type="string" calcext:value-type="string">
            <text:p>FA Register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Is VAS Ticked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FA Register Summary Report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FA Register Summary Report VAS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FO Inventory Report</text:p>
          </table:table-cell>
          <table:table-cell office:value-type="string" calcext:value-type="string">
            <text:p>Material receipt</text:p>
          </table:table-cell>
          <table:table-cell table:number-columns-repeated="3"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hows the list of in and out transaction of stocks excluding b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General Ledger</text:p>
          </table:table-cell>
          <table:table-cell office:value-type="string" calcext:value-type="string">
            <text:p>NTA AP Invoice</text:p>
          </table:table-cell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posted details for the account element and its combination. (each posting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General Ledger Detail</text:p>
          </table:table-cell>
          <table:table-cell/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details of accounts choosen from parameter and shows acutual credit and debit </text:p>
            <text:p>With their related account. (each posting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mport fee allocation</text:p>
          </table:table-cell>
          <table:table-cell office:value-type="string" calcext:value-type="string">
            <text:p>GL Journal</text:p>
          </table:table-cell>
          <table:table-cell table:number-columns-repeated="2"/>
          <table:table-cell office:value-type="string" calcext:value-type="string">
            <text:p>HQ </text:p>
          </table:table-cell>
          <table:table-cell office:value-type="string" calcext:value-type="string">
            <text:p>D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Indirect commercial discount report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Individual Credit MTS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Individual debit report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Inventory InOut By Company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List of Commercial Disco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st Of GIT</text:p>
          </table:table-cell>
          <table:table-cell office:value-type="string" calcext:value-type="string">
            <text:p>AP Invoice</text:p>
          </table:table-cell>
          <table:table-cell/>
          <table:table-cell office:value-type="string" calcext:value-type="string">
            <text:p>AP </text:p>
          </table:table-cell>
          <table:table-cell table:number-columns-repeated="3"/>
          <table:table-cell office:value-type="string" calcext:value-type="string">
            <text:p>Shows the list of in AP invoice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List of Good return- package</text:p>
          </table:table-cell>
          <table:table-cell office:value-type="string" calcext:value-type="string">
            <text:p>Customer Return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UMO Column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st of goods Issue Report</text:p>
          </table:table-cell>
          <table:table-cell office:value-type="string" calcext:value-type="string">
            <text:p>Internal transfer</text:p>
          </table:table-cell>
          <table:table-cell table:number-columns-repeated="3"/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Show the list of internal movement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<text:span text:style-name="T1">List of Goods Returned</text:span></text:p>
          </table:table-cell>
          <table:table-cell office:value-type="string" calcext:value-type="string">
            <text:p>Customer Return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3A Channel Column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pping D11 Change List</text:p>
          </table:table-cell>
          <table:table-cell table:number-columns-repeated="6"/>
          <table:table-cell office:value-type="string" calcext:value-type="string">
            <text:p>Shows the list of status Account Element changed by user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Master Balance by Customer (Daily)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4"/>
          <table:table-cell office:value-type="string" calcext:value-type="string">
            <text:p>Shows the list of customer who has remaining payment with their balance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Master Balance by Customer (Monthly)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7" office:value-type="string" calcext:value-type="string">
            <text:p>Master Credit Report (MTS)</text:p>
          </table:table-cell>
          <table:table-cell office:value-type="string" calcext:value-type="string">
            <text:p>manage invoice</text:p>
          </table:table-cell>
          <table:table-cell table:number-columns-repeated="5"/>
          <table:table-cell office:value-type="string" calcext:value-type="string">
            <text:p>Shows the list of invoice which are fully pa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7" office:value-type="string" calcext:value-type="string">
            <text:p>Master Debit (MTS)</text:p>
          </table:table-cell>
          <table:table-cell office:value-type="string" calcext:value-type="string">
            <text:p>Manage invoice</text:p>
          </table:table-cell>
          <table:table-cell table:number-columns-repeated="5"/>
          <table:table-cell office:value-type="string" calcext:value-type="string">
            <text:p>show the list of customers with product qty and the invoice amount both partially paid and fully pa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9" office:value-type="string" calcext:value-type="string">
            <text:p>Master Inventory repo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ventory</text:p>
          </table:table-cell>
          <table:table-cell table:style-name="ce19" office:value-type="string" calcext:value-type="string">
            <text:p>Master Inventory report-Package</text:p>
          </table:table-cell>
          <table:table-cell table:number-columns-repeated="6"/>
          <table:table-cell office:value-type="string" calcext:value-type="string">
            <text:p>Show the list of products by locator And Lot.</text:p>
            <text:p>Shows the total product in a locator.</text:p>
            <text:p>Shows the total product for all the products in the region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Master Salesman Change List</text:p>
          </table:table-cell>
          <table:table-cell office:value-type="string" calcext:value-type="string">
            <text:p>Not Used</text:p>
          </table:table-cell>
          <table:table-cell table:number-columns-repeated="2"/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>
            <text:p>Outstanding commercial discount report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P Invoice Integration Report</text:p>
            <text:p/>
          </table:table-cell>
          <table:table-cell office:value-type="string" calcext:value-type="string">
            <text:p>NTA <text:s/>AP, Goods receipt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AP, NGR</text:p>
          </table:table-cell>
          <table:table-cell/>
          <table:table-cell office:value-type="string" calcext:value-type="string">
            <text:p><text:span text:style-name="T3">shows the list of NTA AP Invoice and Goods Receipt by marketing campagin (more lines of same transaction is due</text:span></text:p>
            <text:p><text:span text:style-name="T3">To the proposal product group in the subproposal screen )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2P Purchase Order Integration Report</text:p>
            <text:p/>
          </table:table-cell>
          <table:table-cell office:value-type="string" calcext:value-type="string">
            <text:p>NTA PO, Goods receipt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PO, NGR</text:p>
          </table:table-cell>
          <table:table-cell/>
          <table:table-cell office:value-type="string" calcext:value-type="string">
            <text:p>shows the list of NTA po and Goods Receipt by marketing campagin (more lines of same transaction is due</text:p>
            <text:p>To the proposal product group in the subproposal screen 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 Matching Details</text:p>
          </table:table-cell>
          <table:table-cell table:number-columns-repeated="6"/>
          <table:table-cell office:value-type="string" calcext:value-type="string">
            <text:p>Shows po, invoice, MR document numb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 Matching Report</text:p>
          </table:table-cell>
          <table:table-cell table:number-columns-repeated="6"/>
          <table:table-cell office:value-type="string" calcext:value-type="string">
            <text:p>Shows PO, Invoice, Shipment NO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Product Transaction Value</text:p>
          </table:table-cell>
          <table:table-cell office:value-type="string" calcext:value-type="string">
            <text:p>Not Used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/>
          <table:table-cell office:value-type="string" calcext:value-type="string">
            <text:p>Not Used</text:p>
          </table:table-cell>
          <table:table-cell office:value-type="string" calcext:value-type="string">
            <text:p>Shows the transaction by product wise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Reversed Void Invoice List</text:p>
          </table:table-cell>
          <table:table-cell office:value-type="string" calcext:value-type="string">
            <text:p>AR Invoice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list of invoice voided or Reversed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RMA summary</text:p>
          </table:table-cell>
          <table:table-cell office:value-type="string" calcext:value-type="string">
            <text:p>Customer RMA, Vendor RMA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office:value-type="string" calcext:value-type="string">
            <text:p>RA,VRA</text:p>
          </table:table-cell>
          <table:table-cell/>
          <table:table-cell office:value-type="string" calcext:value-type="string">
            <text:p>Show the list of Customer and vendor r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9" office:value-type="string" calcext:value-type="string">
            <text:p>Stock change inventory report</text:p>
          </table:table-cell>
          <table:table-cell office:value-type="string" calcext:value-type="string">
            <text:p>Stocktake inventory </text:p>
          </table:table-cell>
          <table:table-cell office:value-type="string" calcext:value-type="string">
            <text:p>Accounting Processor</text:p>
          </table:table-cell>
          <table:table-cell table:number-columns-repeated="2"/>
          <table:table-cell office:value-type="string" calcext:value-type="string">
            <text:p>HH</text:p>
          </table:table-cell>
          <table:table-cell/>
          <table:table-cell office:value-type="string" calcext:value-type="string">
            <text:p>Shows the stock movement for excess and missing doc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9" office:value-type="string" calcext:value-type="string">
            <text:p>Stock on hand Report export</text:p>
          </table:table-cell>
          <table:table-cell table:number-columns-repeated="6"/>
          <table:table-cell office:value-type="string" calcext:value-type="string">
            <text:p>Shows the in out quantity for each product 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<text:span text:style-name="T2">Summary outstanding commercial discount</text:span>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Tax Invoice List </text:p>
          </table:table-cell>
          <table:table-cell office:value-type="string" calcext:value-type="string">
            <text:p>AR Invoice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tax amount for Both NTA invoice, AR Invoice and shows the total tax of all the invoi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ansaction Detail Report</text:p>
          </table:table-cell>
          <table:table-cell office:value-type="string" calcext:value-type="string">
            <text:p>Material Receipt, Internal Movement, Manage DO, Customer Return</text:p>
            <text:p>Physical Inventory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M, DO, IM, RT, HH</text:p>
          </table:table-cell>
          <table:table-cell table:number-columns-repeated="3"/>
          <table:table-cell office:value-type="string" calcext:value-type="string">
            <text:p>Shows the list of transactions from the mentioned doc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</text:p>
          </table:table-cell>
          <table:table-cell/>
          <table:table-cell office:value-type="string" calcext:value-type="string">
            <text:p>605-611</text:p>
          </table:table-cell>
          <table:table-cell table:number-columns-repeated="4"/>
          <table:table-cell office:value-type="string" calcext:value-type="string">
            <text:p>Shows the opening and closing balance for account el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 VAS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Unallocated AR &amp; AP payment report</text:p>
          </table:table-cell>
          <table:table-cell office:value-type="string" calcext:value-type="string">
            <text:p>Payment Ap, Payment AR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string" calcext:value-type="string">
            <text:p>BO, CR, BR</text:p>
          </table:table-cell>
          <table:table-cell/>
          <table:table-cell office:value-type="string" calcext:value-type="string">
            <text:p>shows the list of Allocated payments if Allocated parameter is yes, if no shows the unallocated payments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Unallocated Payment report</text:p>
          </table:table-cell>
          <table:table-cell office:value-type="string" calcext:value-type="string">
            <text:p>Payment AR</text:p>
          </table:table-cell>
          <table:table-cell office:value-type="float" office:value="622" calcext:value-type="float">
            <text:p>622</text:p>
          </table:table-cell>
          <table:table-cell table:number-columns-repeated="4"/>
          <table:table-cell office:value-type="string" calcext:value-type="string">
            <text:p>Shows the list of unallocated payment for AR paymen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ist Of Goods Issue Note</text:p>
            <text:p/>
          </table:table-cell>
          <table:table-cell office:value-type="string" calcext:value-type="string">
            <text:p>SBT and IT</text:p>
          </table:table-cell>
          <table:table-cell/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Shows the list of sending branch transfer and internal transfer 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ventory Card Report</text:p>
            <text:p/>
          </table:table-cell>
          <table:table-cell office:value-type="string" calcext:value-type="string">
            <text:p>Incident charge invoice, DO, Physical inven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Accounting Fact Details Report</text:p>
          </table:table-cell>
          <table:table-cell table:number-columns-repeated="6"/>
          <table:table-cell office:value-type="string" calcext:value-type="string">
            <text:p>Its a screen which shows the posted document detai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Summary of Expenditure by Expense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list of expense by expense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GAAP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VAS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Summary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total revenue, expense, profit (if the profit is in minus it’s a los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GAAP</text:p>
          </table:table-cell>
          <table:table-cell/>
          <table:table-cell office:value-type="string" calcext:value-type="string">
            <text:p>no m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VAS</text:p>
          </table:table-cell>
          <table:table-cell/>
          <table:table-cell office:value-type="string" calcext:value-type="string">
            <text:p>no m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Summary</text:p>
          </table:table-cell>
          <table:table-cell/>
          <table:table-cell office:value-type="string" calcext:value-type="string">
            <text:p>no m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st Of GRN By Company</text:p>
          </table:table-cell>
          <table:table-cell/>
          <table:table-cell office:value-type="string" calcext:value-type="string">
            <text:p>605-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st Of GRN By Branch</text:p>
          </table:table-cell>
          <table:table-cell/>
          <table:table-cell office:value-type="string" calcext:value-type="string">
            <text:p>605-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 Ap Report </text:p>
          </table:table-cell>
          <table:table-cell table:number-columns-repeated="6"/>
          <table:table-cell office:value-type="string" calcext:value-type="string">
            <text:p>Show the list of AP Trade and Non Trade business partners with their total outstanding amou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tail Debtor Ledger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ail Vendor Ledger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Transaction Report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In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Out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x Invoice List By SKU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ew Allocation AP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ew Allocation AR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allocated Payment Report – Accounting </text:p>
          </table:table-cell>
          <table:table-cell/>
          <table:table-cell table:style-name="ce10" office:value-type="float" office:value="621" calcext:value-type="float">
            <text:p>6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allocated Payment Report – Accounting_VA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RATS.B1:RATS.I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9:32:54.434924652</meta:creation-date>
    <meta:generator>LibreOffice/7.3.7.2$Linux_X86_64 LibreOffice_project/30$Build-2</meta:generator>
    <dc:date>2024-11-25T19:01:40.836017614</dc:date>
    <meta:editing-duration>P2DT6H2M32S</meta:editing-duration>
    <meta:editing-cycles>272</meta:editing-cycles>
    <meta:document-statistic meta:table-count="1" meta:cell-count="294" meta:object-count="0"/>
  </office:meta>
</office:document-meta>
</file>